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1fa09c"/>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a3c" style:font-name="Georgia" fo:font-size="9.60000038146973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a3c" style:font-name="Georgia" fo:font-size="9.60000038146973pt" fo:letter-spacing="normal" fo:font-style="normal" fo:font-weight="normal" officeooo:paragraph-rsid="001dea6f"/>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a3c" style:font-name="Georgia" fo:font-size="9.60000038146973pt" fo:letter-spacing="normal" fo:font-style="normal" fo:font-weight="normal" officeooo:rsid="001314fc" officeooo:paragraph-rsid="001314fc"/>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a3c" style:font-name="Georgia" fo:font-size="9.60000038146973pt" fo:letter-spacing="normal" fo:font-style="normal" fo:font-weight="normal" officeooo:rsid="001dea6f" officeooo:paragraph-rsid="001dea6f"/>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a3c" style:font-name="Georgia" fo:font-size="9.60000038146973pt" fo:letter-spacing="normal" fo:font-style="normal" fo:font-weight="normal" officeooo:rsid="001fa09c" officeooo:paragraph-rsid="001dea6f"/>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a3c" style:font-name="Georgia" fo:font-size="9.60000038146973pt" fo:letter-spacing="normal" fo:font-style="normal" fo:font-weight="normal" officeooo:rsid="001fa09c" officeooo:paragraph-rsid="001fa09c"/>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4503a" officeooo:paragraph-rsid="0014503a"/>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9c311" officeooo:paragraph-rsid="0019c311"/>
    </style:style>
    <style:style style:name="P1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officeooo:paragraph-rsid="001fa09c"/>
    </style:style>
    <style:style style:name="P12" style:family="paragraph" style:parent-style-name="Text_20_body">
      <style:paragraph-properties fo:margin-left="0in" fo:margin-right="0in" fo:orphans="2" fo:widows="2" fo:text-indent="0in" style:auto-text-indent="false" fo:padding="0in" fo:border="none"/>
      <style:text-properties fo:font-variant="normal" fo:text-transform="none" fo:color="#373a3c" style:font-name="Georgia" fo:font-size="9.60000038146973pt" fo:letter-spacing="normal" fo:font-style="normal" fo:font-weight="normal" officeooo:rsid="001aa831" officeooo:paragraph-rsid="001aa831"/>
    </style:style>
    <style:style style:name="P13" style:family="paragraph" style:parent-style-name="Standard">
      <style:text-properties officeooo:rsid="001aa831"/>
    </style:style>
    <style:style style:name="P14" style:family="paragraph" style:parent-style-name="Standard">
      <style:text-properties officeooo:rsid="0020b9d5" officeooo:paragraph-rsid="0020b9d5"/>
    </style:style>
    <style:style style:name="P15" style:family="paragraph" style:parent-style-name="Standard">
      <style:text-properties officeooo:rsid="0021c043" officeooo:paragraph-rsid="0021c043"/>
    </style:style>
    <style:style style:name="P1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a3c" style:font-name="Georgia" fo:font-size="9.60000038146973pt" fo:letter-spacing="normal" fo:font-style="normal" fo:font-weight="normal"/>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a3c" style:font-name="Georgia" fo:font-size="9.60000038146973pt" fo:letter-spacing="normal" fo:font-style="normal" fo:font-weight="normal" officeooo:rsid="0019560d" officeooo:paragraph-rsid="0014503a"/>
    </style:style>
    <style:style style:name="P18"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373a3c" style:font-name="Georgia" fo:font-size="9.60000038146973pt" fo:letter-spacing="normal" fo:font-style="normal" fo:font-weight="normal" officeooo:rsid="001a94ac" officeooo:paragraph-rsid="001a94ac"/>
    </style:style>
    <style:style style:name="T1" style:family="text">
      <style:text-properties fo:font-variant="normal" fo:text-transform="none" fo:color="#363636" style:font-name="Georgia" fo:font-size="9.60000038146973pt" fo:letter-spacing="normal" fo:font-style="normal" fo:font-weight="bold"/>
    </style:style>
    <style:style style:name="T2" style:family="text">
      <style:text-properties fo:font-variant="normal" fo:text-transform="none" fo:color="#363636" style:font-name="Georgia" fo:font-size="9.60000038146973pt" fo:letter-spacing="normal" fo:font-style="normal" fo:font-weight="bold" officeooo:rsid="001fa09c"/>
    </style:style>
    <style:style style:name="T3" style:family="text">
      <style:text-properties fo:font-variant="normal" fo:text-transform="none" fo:color="#363636" style:font-name="Georgia" fo:font-size="9.60000038146973pt" fo:letter-spacing="normal" fo:font-style="normal" fo:font-weight="normal" officeooo:rsid="001fa09c" style:font-weight-asian="normal" style:font-weight-complex="normal"/>
    </style:style>
    <style:style style:name="T4" style:family="text">
      <style:text-properties fo:font-variant="normal" fo:text-transform="none" fo:color="#373a3c" style:font-name="Georgia" fo:font-size="9.60000038146973pt" fo:letter-spacing="normal" fo:font-style="normal" fo:font-weight="normal"/>
    </style:style>
    <style:style style:name="T5" style:family="text">
      <style:text-properties fo:font-variant="normal" fo:text-transform="none" fo:color="#373a3c" style:font-name="Georgia" fo:font-size="9.60000038146973pt" fo:letter-spacing="normal" fo:font-style="normal" fo:font-weight="normal" officeooo:rsid="00162044"/>
    </style:style>
    <style:style style:name="T6" style:family="text">
      <style:text-properties fo:font-variant="normal" fo:text-transform="none" fo:color="#373a3c" style:font-name="Georgia" fo:font-size="9.60000038146973pt" fo:letter-spacing="normal" fo:font-style="normal" fo:font-weight="normal" officeooo:rsid="00166c14"/>
    </style:style>
    <style:style style:name="T7" style:family="text">
      <style:text-properties fo:font-variant="normal" fo:text-transform="none" fo:color="#373a3c" style:font-name="Georgia" fo:font-size="9.60000038146973pt" fo:letter-spacing="normal" fo:font-style="normal" fo:font-weight="normal" officeooo:rsid="0017d189"/>
    </style:style>
    <style:style style:name="T8" style:family="text">
      <style:text-properties fo:font-variant="normal" fo:text-transform="none" fo:color="#373a3c" style:font-name="Georgia" fo:font-size="9.60000038146973pt" fo:letter-spacing="normal" fo:font-style="normal" fo:font-weight="normal" officeooo:rsid="0019560d"/>
    </style:style>
    <style:style style:name="T9" style:family="text">
      <style:text-properties fo:font-variant="normal" fo:text-transform="none" fo:color="#373a3c" style:font-name="Georgia" fo:font-size="9.60000038146973pt" fo:letter-spacing="normal" fo:font-style="normal" fo:font-weight="normal" officeooo:rsid="001a94ac"/>
    </style:style>
    <style:style style:name="T10" style:family="text">
      <style:text-properties fo:font-variant="normal" fo:text-transform="none" fo:color="#373a3c" style:font-name="Georgia" fo:font-size="9.60000038146973pt" fo:letter-spacing="normal" fo:font-style="normal" fo:font-weight="normal" officeooo:rsid="001fa09c"/>
    </style:style>
    <style:style style:name="T11" style:family="text">
      <style:text-properties officeooo:rsid="0013dba6"/>
    </style:style>
    <style:style style:name="T12" style:family="text">
      <style:text-properties style:text-position="super 58%"/>
    </style:style>
    <style:style style:name="T13" style:family="text">
      <style:text-properties style:text-position="super 58%" officeooo:rsid="0013dba6"/>
    </style:style>
    <style:style style:name="T14" style:family="text">
      <style:text-properties style:text-position="super 58%" officeooo:rsid="001c54b5"/>
    </style:style>
    <style:style style:name="T15" style:family="text">
      <style:text-properties style:text-position="super 58%" officeooo:rsid="001fa09c"/>
    </style:style>
    <style:style style:name="T16" style:family="text">
      <style:text-properties officeooo:rsid="001a94ac"/>
    </style:style>
    <style:style style:name="T17" style:family="text">
      <style:text-properties officeooo:rsid="001aa831"/>
    </style:style>
    <style:style style:name="T18" style:family="text">
      <style:text-properties officeooo:rsid="001c54b5"/>
    </style:style>
    <style:style style:name="T19" style:family="text">
      <style:text-properties officeooo:rsid="001dea6f"/>
    </style:style>
    <style:style style:name="T20" style:family="text">
      <style:text-properties officeooo:rsid="001fa09c"/>
    </style:style>
    <style:style style:name="T21" style:family="text">
      <style:text-properties officeooo:rsid="0021c04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3">Katie Foster</text:span></text:span></text:p>
      <text:p text:style-name="P2"><text:span text:style-name="Strong_20_Emphasis"><text:span text:style-name="T3">Software Design</text:span></text:span></text:p>
      <text:p text:style-name="P11"><text:span text:style-name="Strong_20_Emphasis"><text:span text:style-name="T2">Mini Project 3 Reflection</text:span></text:span></text:p>
      <text:p text:style-name="P1"><text:span text:style-name="Strong_20_Emphasis"><text:span text:style-name="T1">Project Overview</text:span></text:span></text:p>
      <text:p text:style-name="P3"/>
      <text:p text:style-name="P5">For my project, I used several famous speeches <text:span text:style-name="T11">from throughout history. The vast majority of them were by Americans in the 20</text:span><text:span text:style-name="T13">th</text:span><text:span text:style-name="T11"> century, since those were the speeches that the website that I used as my sourced had, however I added a couple more text files of famous speeches that I thought should be included by copy-pasting from several sources into a text file. I analyzed them for both word and phrase frequency, because I was curious whether repetition of key phrases was what made a speech great. </text:span></text:p>
      <text:p text:style-name="P3"/>
      <text:p text:style-name="P1"><text:span text:style-name="Strong_20_Emphasis"><text:span text:style-name="T1">Implementation</text:span></text:span></text:p>
      <text:p text:style-name="P3"/>
      <text:p text:style-name="P9"><text:span text:style-name="T4">There are two main parts to my program. The first part downloads the html files and then processes them into readable plain text, which hopefully only includes the text of the speech. It then saves the text of the speech as an html file. </text:span><text:span text:style-name="T5">There are two functions in this section. The first one downloads the file from the internet using the requests.get method. Then, I used the Beautiful Soup package extract only the </text:span><text:span text:style-name="T6">html with either the font Verdana or Droid Sans, since those were the two that the speech text were most commonly in. After doing that, I opened a file with the name of the speech, which was taken from the html title, and then wrote the extracted speech to the file. Then, there is one other function that simply repeats the previously described process for </text:span><text:span text:style-name="T7">all the files in the cache directory, but waits two seconds between each request so </text:span><text:span text:style-name="T8">as not to suspiciously make too many requests to the server from the same ip address at once. </text:span></text:p>
      <text:p text:style-name="P17"/>
      <text:p text:style-name="P10"><text:span text:style-name="T8">T</text:span><text:span text:style-name="T4">he second part of the program does all the text analysis. The first function takes in a filename, opens the file from the cache, and returns all the lines from the file in list format. Then, the next function takes in that list of lines, and goes through list of lines, stripping punctuation, making everything lowercase, and adding each word to a list of words. The next two functions operate on this list of words. The two key analysis functions are pretty similar. The first function counts all the words in the document, and adds them to a dictionary. It then counts the occurrences of each word, and returns the dictionary with the word frequency. The second function does the same thing, except it makes dictionaries with the frequency of <text:s/>certain 2, 3, and 4 letter phrases. The function contains a loop which goes through the words list, and finds all possible 2, 3, and 4 letter phrases, and adds them to their corresponding lists. The function then creates a dictionary for each of the lengths of phrases. Then, the dictionaries from the word counter and phrase counter functions are sorted within their respective functions by the sort dictionary function, which takes in a dictionary, sorts it by frequency value, and returns a sorted list. </text:span><text:span text:style-name="T9">Finally, the last function runs the analysis on all the files within the cache, and writes a text file containing the file name, word frequency list, and phrase frequency lists. </text:span></text:p>
      <text:p text:style-name="P1"/>
      <text:p text:style-name="P1"><text:span text:style-name="Strong_20_Emphasis"><text:span text:style-name="T1">Results</text:span></text:span></text:p>
      <text:p text:style-name="P3"/>
      <text:list xml:id="list1741689346839569280" text:style-name="L1">
        <text:list-header>
          <text:p text:style-name="P18">My results were somewhat interesting, but were not very well organized (I could not get the “\n” string to create a new line for some reason). <text:s/>However, <text:span text:style-name="T17">i</text:span>t was quite interesting to look at the most commonly repeated phrases for speeches I have heard before, such as the Gettysburg Address or the I Have a Dream Speech. It turns out that what I thought would be some of the most commonly repeated phrases in the I Have a Dream Speech were not actually as common as I thought they would be. The most commonly repeated 4 -letter phrase, with 8 repetitions, was “will be able to,” which makes sense in hindsight, but was slightly surprising. Martin Luther King Jr. uses a whole lot of repetition in his speeches <text:span text:style-name="T17">compared to other speeches. For example, the longest and most verbose </text:span><text:soft-page-break/><text:span text:style-name="T17">speech that I looked at was Fred<text:tab/>rick Douglass’ “What to a Slave is the Fourth of July” speech, which contained 2651 unique words, compared to “I Have a Dream”’s 557 unique words. Seeing as Douglass used many more unique words, it makes sense that he would not repeat words or phrases as much. He had only 10 repetitions of 4-letter phrases compared to MLK’s 20. Another interesting thing I found was that the mid-length speeches seemed to have the most repetition. Obviously there is not much room for repetition in the 2-minute Gettysburg Address, but I am not sure why the longer speeches lack repetition. </text:span></text:p>
        </text:list-header>
      </text:list>
      <text:p text:style-name="P12">There were a lot of interesting little tidbits like this one, and I enjoyed poking through the data. <text:span text:style-name="T16">If I were to do more work, I would probably write some function that would help me to get more analysis from my results. For example, I could compare speeches by the same person to speeches by different people in word and phrase frequency. I would also like to try Markov Analysis to make a famous speech of my own. </text:span></text:p>
      <text:p text:style-name="P1"><text:span text:style-name="Strong_20_Emphasis"><text:span text:style-name="T1">Alignment</text:span></text:span></text:p>
      <text:p text:style-name="P1"><text:span text:style-name="Strong_20_Emphasis"><text:span text:style-name="T1"/></text:span></text:p>
      <text:p text:style-name="P4"><text:span text:style-name="T19">I set out to explore phrase frequency of famous speeches, and that is pretty much what I ended up doing. I wish I could have explored speeches from more diverse sources. I only had two speeches from non-Americans, and only a couple from before the 20</text:span><text:span text:style-name="T14">th</text:span><text:span text:style-name="T18"> century. And the vast majority were by white men, which is not ideal, but is to be expected when using only speeches originally written in English. Maybe I can figure out how to add to my data set with speeches in other languages. I would probably need to translate them to English, especially if they are in a non-latin alphabet, but it would also be interesting to figure out whether the most commonly repeated phrases are similar or different in different languages. </text:span></text:p>
      <text:p text:style-name="P4"/>
      <text:p text:style-name="P6">The set of questions that sparked my exploration was started when I learned about speech writing in 8<text:span text:style-name="T12">th</text:span> grade, and my teacher told me that repetition was important. I noticed that there is a lot of repetition in famous speeches, and that is part of what makes them so powerful. So now that I had these tools at my disposal, I decided to use them to figure out how much repetition was really in speeches. I imagined the results I would get were pretty much what I got, but in hindsight, it would have been nice to plan some analysis of the analysis. For example, some way of assigning a value for how much repetition was in a speech, so I could directly compare them with each other. <text:s/></text:p>
      <text:p text:style-name="P8"/>
      <text:p text:style-name="P6">I think the data source I used for the speeches was pretty good, but I also supplemented my data set with other speeches that I thought would be interesting to analyze, like the Gettysburg Address, Nelson Mandela’s “I am Prepared to Die”, George Washington’s Farewell Address, Lincoln’s second Inaugural Address (the only presidential inauguration speech to <text:span text:style-name="T20">ever </text:span>make me cry), <text:span text:style-name="T20">Chief Joseph’s surrender speech, Fredrick Douglass’ “What to the Slave is the Fourth of July”, and Winston Churchill’s “We Shall Fight on the Beaches” speech. With these added ones, I was able to get a couple of non-Americans, and a couple of speeches given before the 20</text:span><text:span text:style-name="T15">th</text:span><text:span text:style-name="T20"> century in my data. I am very confident that my analysis is 95% correct. There is one small thing I would change if I had the time, which is that my program does not take into account the 2 and 3 letter phrases right at the end of the document. I was not quite sure how else to prevent an out of range error. But anyway, my data is very accurate, it is just not very filtered. </text:span></text:p>
      <text:p text:style-name="P7"/>
      <text:p text:style-name="P2"><text:span text:style-name="Strong_20_Emphasis"><text:span text:style-name="T1">Reflection</text:span></text:span></text:p>
      <text:p text:style-name="P2"><text:span text:style-name="Strong_20_Emphasis"><text:span text:style-name="T1"/></text:span></text:p>
      <text:p text:style-name="P2"><text:span text:style-name="T10">I am pretty proud of myself for completing this project, especially since I completed the analysis portion without help from anyone. I did need a lot of help with extracting the speech from the html. This is the longest program I have written, and all the functions work together to produce a result. I think this project was pretty well scoped. I wish I could have done a bit more, but I have had a very </text:span><text:soft-page-break/><text:span text:style-name="T10">busy few weeks from FWOP’s performances, and other things going on. I might work on this project, or at least play with the code some more, because it produces interesting results that are fun to comb through. I also did pretty well writing the code piece by piece, and testing along the way. I included doctests where they were appropriate, and commented my code well. </text:span></text:p>
      <text:p text:style-name="P13"/>
      <text:p text:style-name="P13"/>
      <text:p text:style-name="P14">Guess which speech this is from:</text:p>
      <text:p text:style-name="P14"/>
      <text:p text:style-name="P15">Easy</text:p>
      <text:p text:style-name="P14">Most common 3 word phrases: </text:p>
      <text:p text:style-name="P14">(5, 'the united states'), (3, 'night japanese forces'), (3, 'japanese forces attacked')</text:p>
      <text:p text:style-name="P14">Pearl Harbor Address to the Nation <text:span text:style-name="T21">(FDR)</text:span></text:p>
      <text:p text:style-name="P14"/>
      <text:p text:style-name="P15">Hard</text:p>
      <text:p text:style-name="P14">2 Letter phrases:</text:p>
      <text:p text:style-name="P14"><text:s/>(3, 'we can'), (3, 'to the'), (3, 'the people'), (3, 'it is'), (3, 'can not'), (2, 'which they'), (2, 'we are'), (2, 'to be'), (2, 'that we'), (2, 'that nation'), (2, 'shall not'), (2, 'of that'), (2, 'in a'), (2, 'here have'), (2, 'for us'), (2, 'dedicated to'), (2, 'a new'), (2, 'a great')</text:p>
      <text:p text:style-name="P14">Gettysburg Address <text:span text:style-name="T21">(Abraham Lincoln)</text:span></text:p>
      <text:p text:style-name="P14"/>
      <text:p text:style-name="P15">Hard</text:p>
      <text:p text:style-name="P14">3 Letter Phrases:</text:p>
      <text:p text:style-name="P14">[(9, 'the spirit of'), (6, 'of the people'), (5, 'ought to be'), (5, 'of our country'), (4, 'at any time'), (4, 'and in the'), (3, 'when we may'), (3, 'to you the'), (3, 'the preservation of'), (3, 'the people to'), (3, 'the favorite nation'), (3, 'the execution of'), (3, 'the duty of'), (3, 'that you should'), (3, 'spirit of party'), (3, 'permanency of your'), (3, 'of the whole'), (3, 'of the latter'), (3, 'of the government')</text:p>
      <text:p text:style-name="P14"><text:span text:style-name="T21">George </text:span>Washington’s Farewell Address</text:p>
      <text:p text:style-name="P14"/>
      <text:p text:style-name="P15">Easy</text:p>
      <text:p text:style-name="P14">4 letter phrases:</text:p>
      <text:p text:style-name="P14">(8, 'will be able to'), (6, 'have a dream that'), (5, 'satisfied as long as'), (5, 'freedom ring from the'), (5, 'dream that one day'), (5, 'be satisfied as long'), (5, 'a dream that one'), (4, 'we will be able'), (4, 'one hundred years later'), (4, 'now is the time'), (4, 'is the time to'), (4, 'hundred years later the')</text:p>
      <text:p text:style-name="P14">I Have a Dream (MLK)</text:p>
      <text:p text:style-name="P14"/>
      <text:p text:style-name="P15">Medium</text:p>
      <text:p text:style-name="P15">3 Letter Phrases:</text:p>
      <text:p text:style-name="P15">[(10, 'of the nation'), (7, 'of your fathers'), (6, 'of the slave'), (6, 'it is a'), (6, 'i do not'), (5, 'of this country'), (5, 'it is not'), (5, 'and to the'), (5, '4th of july'), (4, 'the state of'), (4, 'the slave is'), (4, 'the people of'), (4, 'the nation must'), (4, 'the name of'), (4, 'the cause of'), (4, 'the american slave-trade'), (4, 'the american church')</text:p>
      <text:p text:style-name="P15">What to a Slave is the 4<text:span text:style-name="T12">th</text:span> of July (Fredrick Douglass)</text:p>
      <text:p text:style-name="P15"/>
      <text:p text:style-name="P15">Medium</text:p>
      <text:p text:style-name="P15">4 Letter Phrases</text:p>
      <text:p text:style-name="P15"><text:s/>[(5, 'the british expeditionary force'), (3, 'we shall fight on'), (3, 'we shall fight in'), (3, 'the whole of the'), (3, 'the royal air force'), (3, 'the armies of the'), (3, 'shall fight on the')</text:p>
      <text:p text:style-name="P15">We Shall Fight on the Beaches (Winston Church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3:31:26.782926886</meta:creation-date>
    <dc:date>2019-03-12T02:34:05.465204017</dc:date>
    <meta:editing-duration>PT1H33M34S</meta:editing-duration>
    <meta:editing-cycles>8</meta:editing-cycles>
    <meta:generator>LibreOffice/5.1.6.2$Linux_X86_64 LibreOffice_project/10m0$Build-2</meta:generator>
    <meta:document-statistic meta:table-count="0" meta:image-count="0" meta:object-count="0" meta:page-count="3" meta:paragraph-count="42" meta:word-count="1800" meta:character-count="10121" meta:non-whitespace-character-count="8349"/>
  </office:meta>
</office:document-meta>
</file>